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DejaVu Sans Mono" svg:font-family="'DejaVu Sans Mono'"/>
    <style:font-face style:name="Open Sans" svg:font-family="'Open Sans'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22af" officeooo:paragraph-rsid="000422a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422af" officeooo:paragraph-rsid="000422a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785ea" officeooo:paragraph-rsid="000785ea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text-properties fo:font-size="14pt" fo:font-weight="normal" officeooo:rsid="000422af" officeooo:paragraph-rsid="000422af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0785ea" officeooo:paragraph-rsid="000785ea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11" style:family="paragraph" style:parent-style-name="Preformatted_20_Text">
      <style:text-properties fo:color="#a9b7c6"/>
    </style:style>
    <style:style style:name="P12" style:family="paragraph" style:parent-style-name="Preformatted_20_Text">
      <style:text-properties fo:color="#a9b7c6" style:font-name="DejaVu Sans Mono" fo:font-size="11.3000001907349pt"/>
    </style:style>
    <style:style style:name="P13" style:family="paragraph" style:parent-style-name="Preformatted_20_Text">
      <style:text-properties fo:color="#808080"/>
    </style:style>
    <style:style style:name="P14" style:family="paragraph" style:parent-style-name="Preformatted_20_Text">
      <style:text-properties fo:color="#cc7832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fo:color="#a9b7c6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variant="normal" fo:text-transform="none" fo:color="#1e1e1e" fo:font-size="12pt" fo:letter-spacing="normal" style:font-size-asian="10.5pt" style:font-size-complex="12pt"/>
    </style:style>
    <style:style style:name="T3" style:family="text">
      <style:text-properties fo:font-variant="normal" fo:text-transform="none" fo:color="#1e1e1e" style:font-name="Open Sans" fo:font-size="12pt" fo:letter-spacing="normal" fo:font-style="normal" style:font-size-asian="10.5pt" style:font-size-complex="12pt" loext:padding="0cm" loext:border="none"/>
    </style:style>
    <style:style style:name="T4" style:family="text">
      <style:text-properties fo:font-variant="normal" fo:text-transform="none" fo:color="#1e1e1e" style:font-name="Open Sans" fo:font-size="11.25pt" fo:letter-spacing="normal" fo:font-style="normal" style:font-size-asian="10.5pt" style:font-size-complex="12pt"/>
    </style:style>
    <style:style style:name="T5" style:family="text">
      <style:text-properties fo:font-variant="normal" fo:text-transform="none" fo:color="#1e1e1e" style:font-name="Open Sans" fo:font-size="11.25pt" fo:letter-spacing="normal" fo:font-style="normal" style:font-size-asian="10.5pt" style:font-size-complex="12pt" loext:padding="0cm" loext:border="none"/>
    </style:style>
    <style:style style:name="T6" style:family="text">
      <style:text-properties fo:font-variant="normal" fo:text-transform="none" fo:color="#1e1e1e" style:font-name="Open Sans" fo:font-size="11.25pt" fo:letter-spacing="normal" fo:font-style="normal" fo:font-weight="normal"/>
    </style:style>
    <style:style style:name="T7" style:family="text">
      <style:text-properties fo:font-variant="normal" fo:text-transform="none" fo:color="#1e1e1e" style:font-name="Open Sans" fo:font-size="11.2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1e1e1e" style:font-name="Open Sans" fo:font-size="11.25pt" fo:letter-spacing="normal" fo:font-style="normal" fo:font-weight="normal" officeooo:rsid="000422af" style:font-size-asian="14pt" style:font-weight-asian="normal" style:font-size-complex="14pt" style:font-weight-complex="normal" loext:padding="0cm" loext:border="none"/>
    </style:style>
    <style:style style:name="T9" style:family="text">
      <style:text-properties fo:font-variant="normal" fo:text-transform="none" fo:color="#1e1e1e" style:font-name="Open Sans" fo:font-size="11.25pt" fo:letter-spacing="normal" fo:font-style="normal" loext:padding="0cm" loext:border="none"/>
    </style:style>
    <style:style style:name="T10" style:family="text">
      <style:text-properties fo:font-variant="normal" fo:text-transform="none" fo:color="#1e1e1e" fo:letter-spacing="normal"/>
    </style:style>
    <style:style style:name="T11" style:family="text">
      <style:text-properties fo:font-variant="normal" fo:text-transform="none" fo:color="#1e1e1e" fo:letter-spacing="normal" fo:background-color="#fefefe" loext:char-shading-value="0" loext:padding="0cm" loext:border="none"/>
    </style:style>
    <style:style style:name="T12" style:family="text">
      <style:text-properties fo:font-variant="normal" fo:text-transform="none" fo:color="#1e1e1e" style:font-name="inherit" fo:font-size="11.2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1e1e1e" style:font-name="inherit" fo:font-size="11.25pt" fo:letter-spacing="normal" fo:font-style="normal" fo:font-weight="normal" officeooo:rsid="000422af" style:font-size-asian="14pt" style:font-size-complex="14pt" loext:padding="0cm" loext:border="none"/>
    </style:style>
    <style:style style:name="T14" style:family="text">
      <style:text-properties fo:font-variant="normal" fo:text-transform="none" fo:color="#1e1e1e" style:font-name="inherit" fo:font-size="11.25pt" fo:letter-spacing="normal" fo:font-style="normal" fo:font-weight="normal" officeooo:rsid="00043263" style:font-size-asian="14pt" style:font-size-complex="14pt" loext:padding="0cm" loext:border="none"/>
    </style:style>
    <style:style style:name="T15" style:family="text">
      <style:text-properties fo:font-variant="normal" fo:text-transform="none" fo:color="#1e1e1e" style:font-name="Consolas" fo:letter-spacing="normal" fo:font-style="normal" fo:font-weight="normal" fo:background-color="#fefefe" loext:char-shading-value="0" loext:padding="0cm" loext:border="none"/>
    </style:style>
    <style:style style:name="T16" style:family="text">
      <style:text-properties fo:font-variant="normal" fo:text-transform="none" fo:color="#7323dc" style:font-name="Open Sans" fo:font-size="11.25pt" fo:letter-spacing="normal" fo:font-style="normal" fo:font-weight="bold" style:font-size-asian="10.5pt" style:font-size-complex="12pt" loext:padding="0cm" loext:border="none"/>
    </style:style>
    <style:style style:name="T17" style:family="text">
      <style:text-properties fo:font-variant="normal" fo:text-transform="none" fo:color="#000000" style:font-name="Consolas" fo:letter-spacing="normal" fo:font-style="normal" fo:font-weight="normal" fo:background-color="#fefefe" loext:char-shading-value="0" loext:padding="0cm" loext:border="none"/>
    </style:style>
    <style:style style:name="T18" style:family="text">
      <style:text-properties fo:font-variant="normal" fo:text-transform="none" fo:color="#000000" style:font-name="Consolas" fo:letter-spacing="normal" fo:font-style="normal" loext:padding="0cm" loext:border="none"/>
    </style:style>
    <style:style style:name="T19" style:family="text">
      <style:text-properties fo:font-variant="normal" fo:text-transform="none" fo:color="#0083fd" style:font-name="Consolas" fo:letter-spacing="normal" fo:font-style="normal" fo:font-weight="normal" fo:background-color="#fefefe" loext:char-shading-value="0" loext:padding="0cm" loext:border="none"/>
    </style:style>
    <style:style style:name="T20" style:family="text">
      <style:text-properties fo:font-variant="normal" fo:text-transform="none" fo:color="#0083fd" style:font-name="Consolas" fo:letter-spacing="normal" fo:font-style="normal" loext:padding="0cm" loext:border="none"/>
    </style:style>
    <style:style style:name="T21" style:family="text">
      <style:text-properties fo:font-variant="normal" fo:text-transform="none" fo:color="#e62d76" style:text-line-through-style="none" style:text-line-through-type="none" style:font-name="inherit" fo:font-size="11.25pt" fo:letter-spacing="normal" fo:font-style="normal" style:text-underline-style="none" style:text-blinking="false" loext:padding="0cm" loext:border="none"/>
    </style:style>
    <style:style style:name="T22" style:family="text">
      <style:text-properties fo:font-variant="normal" fo:text-transform="none" fo:color="#e62d76" style:font-name="Consolas" fo:letter-spacing="normal" fo:font-style="normal" fo:font-weight="normal" fo:background-color="#fefefe" loext:char-shading-value="0" loext:padding="0cm" loext:border="none"/>
    </style:style>
    <style:style style:name="T23" style:family="text">
      <style:text-properties fo:font-variant="normal" fo:text-transform="none" fo:color="#00b4e2" style:font-name="Consolas" fo:letter-spacing="normal" fo:font-style="normal" fo:font-weight="bold" fo:background-color="#fefefe" loext:char-shading-value="0" loext:padding="0cm" loext:border="none"/>
    </style:style>
    <style:style style:name="T24" style:family="text">
      <style:text-properties fo:color="#000000" style:font-name="DejaVu Sans Mono" fo:font-size="11.3000001907349pt" fo:font-weight="bold" style:font-weight-asian="bold" style:font-weight-complex="bold"/>
    </style:style>
    <style:style style:name="T25" style:family="text">
      <style:text-properties style:font-name="DejaVu Sans Mono" fo:font-size="11.3000001907349pt"/>
    </style:style>
    <style:style style:name="T26" style:family="text">
      <style:text-properties style:font-name="DejaVu Sans Mono" fo:font-size="11.3000001907349pt" fo:font-weight="bold" style:font-weight-asian="bold" style:font-weight-complex="bold"/>
    </style:style>
    <style:style style:name="T27" style:family="text">
      <style:text-properties fo:color="#cc7832"/>
    </style:style>
    <style:style style:name="T28" style:family="text">
      <style:text-properties fo:color="#cc7832" style:font-name="DejaVu Sans Mono" fo:font-size="11.3000001907349pt"/>
    </style:style>
    <style:style style:name="T29" style:family="text">
      <style:text-properties fo:color="#808080"/>
    </style:style>
    <style:style style:name="T30" style:family="text">
      <style:text-properties fo:color="#808080" style:font-name="DejaVu Sans Mono" fo:font-size="11.3000001907349pt"/>
    </style:style>
    <style:style style:name="T31" style:family="text">
      <style:text-properties fo:color="#9876aa" style:font-name="DejaVu Sans Mono" fo:font-size="11.3000001907349pt"/>
    </style:style>
    <style:style style:name="T32" style:family="text">
      <style:text-properties fo:color="#9876aa" style:font-name="DejaVu Sans Mono" fo:font-size="11.3000001907349pt" fo:font-style="italic"/>
    </style:style>
    <style:style style:name="T33" style:family="text">
      <style:text-properties fo:color="#6a8759" style:font-name="DejaVu Sans Mono" fo:font-size="11.3000001907349pt"/>
    </style:style>
    <style:style style:name="T34" style:family="text">
      <style:text-properties officeooo:rsid="0008a447"/>
    </style:style>
    <style:style style:name="T35" style:family="text">
      <style:text-properties fo:color="#6897bb" style:font-name="DejaVu Sans Mono" fo:font-size="11.3000001907349pt"/>
    </style:style>
    <style:style style:name="T36" style:family="text">
      <style:text-properties fo:color="#bbb529"/>
    </style:style>
    <style:style style:name="T37" style:family="text">
      <style:text-properties fo:color="#bbb529" style:font-name="DejaVu Sans Mono" fo:font-size="11.3000001907349pt"/>
    </style:style>
    <style:style style:name="T38" style:family="text">
      <style:text-properties fo:color="#ffc66d" style:font-name="DejaVu Sans Mono" fo:font-size="11.3000001907349pt"/>
    </style:style>
    <style:style style:name="T39" style:family="text">
      <style:text-properties fo:color="#a9b7c6" style:font-name="DejaVu Sans Mono" fo:font-size="11.3000001907349pt"/>
    </style:style>
    <style:style style:name="T40" style:family="text">
      <style:text-properties fo:color="#a9b7c6" style:font-name="DejaVu Sans Mono" fo:font-size="11.3000001907349pt" fo:font-weight="bold" style:font-weight-asian="bold" style:font-weight-complex="bold"/>
    </style:style>
    <style:style style:name="T41" style:family="text">
      <style:text-properties officeooo:rsid="000c0c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tube API <text:span text:style-name="T41">Step wise guide</text:span>: </text:p>
      <text:p text:style-name="P1"/>
      <text:p text:style-name="P2"><text:span text:style-name="T1">Follow below steps for using youtube API:</text:span></text:p>
      <text:p text:style-name="P2"><text:span text:style-name="T1"/></text:p>
      <text:p text:style-name="P2"><text:span text:style-name="Strong_20_Emphasis"><text:span text:style-name="T5">1</text:span></text:span><text:span text:style-name="T4">. First we need to get the </text:span><text:span text:style-name="Strong_20_Emphasis"><text:span text:style-name="T5">SHA-1</text:span></text:span><text:span text:style-name="Strong_20_Emphasis"><text:span text:style-name="T3"> </text:span></text:span><text:span text:style-name="T4">fingerprint on your machine using java </text:span><text:span text:style-name="Emphasis"><text:span text:style-name="T16">keytool</text:span></text:span><text:span text:style-name="T4">. Execute the below command in cmd/terminal to get the SHA-1 fingerprint.</text:span></text:p>
      <text:p text:style-name="P2"><text:span text:style-name="T4"/></text:p>
      <text:p text:style-name="P2"><text:span text:style-name="Source_20_Text"><text:span text:style-name="T18">keytool -list -v -keystore </text:span></text:span><text:span text:style-name="Source_20_Text"><text:span text:style-name="T20">"%USERPROFILE%\.android\debug.keystore"</text:span></text:span><text:span text:style-name="T10"> </text:span><text:span text:style-name="Source_20_Text"><text:span text:style-name="T18">-alias androiddebugkey -storepass android -keypass android</text:span></text:span></text:p>
      <text:p text:style-name="P2"><text:span text:style-name="Source_20_Text"><text:span text:style-name="T18"/></text:span></text:p>
      <text:p text:style-name="P5"><text:span text:style-name="Source_20_Text"><text:span text:style-name="Strong_20_Emphasis"><text:span text:style-name="T12">2</text:span></text:span></text:span><text:span text:style-name="Source_20_Text"><text:span text:style-name="T9">. Go to </text:span></text:span><text:a xlink:type="simple" xlink:href="https://console.developers.google.com/" office:target-frame-name="_blank" xlink:show="new" text:style-name="Internet_20_link" text:visited-style-name="Visited_20_Internet_20_Link"><text:span text:style-name="Source_20_Text">Google Developer Console</text:span></text:a><text:span text:style-name="Source_20_Text"><text:span text:style-name="T21"> </text:span></text:span><text:span text:style-name="Source_20_Text"><text:span text:style-name="T9">and select or create a new project.</text:span></text:span></text:p>
      <text:p text:style-name="P9"><text:span text:style-name="Strong_20_Emphasis"><text:span text:style-name="T12">3</text:span></text:span><text:span text:style-name="T6">. On the left sidebar, select </text:span><text:span text:style-name="Strong_20_Emphasis"><text:span text:style-name="T12">APIs </text:span></text:span><text:span text:style-name="T6">under </text:span><text:span text:style-name="Strong_20_Emphasis"><text:span text:style-name="T12">APIs &amp; auth </text:span></text:span><text:span text:style-name="T6">and turn the status </text:span><text:span text:style-name="Strong_20_Emphasis"><text:span text:style-name="T12">ON </text:span></text:span><text:span text:style-name="T6">for </text:span><text:span text:style-name="Strong_20_Emphasis"><text:span text:style-name="T12">YouTube Data API v3</text:span></text:span><text:span text:style-name="T6">.</text:span></text:p>
      <text:p text:style-name="P9"><text:span text:style-name="Strong_20_Emphasis"><text:span text:style-name="T12">4</text:span></text:span><text:span text:style-name="T6">. On the left sidebar, select </text:span><text:span text:style-name="Strong_20_Emphasis"><text:span text:style-name="T12">Credentials </text:span></text:span><text:span text:style-name="T6">and </text:span><text:span text:style-name="Strong_20_Emphasis"><text:span text:style-name="T12">Create new key </text:span></text:span><text:span text:style-name="T6">under </text:span><text:span text:style-name="Strong_20_Emphasis"><text:span text:style-name="T12">Public API acess</text:span></text:span><text:span text:style-name="T6">.</text:span></text:p>
      <text:p text:style-name="P9"><text:span text:style-name="Strong_20_Emphasis"><text:span text:style-name="T12">5</text:span></text:span><text:span text:style-name="T6">. When popup comes asking you to choose platform, select </text:span><text:span text:style-name="Strong_20_Emphasis"><text:span text:style-name="T12">Android Key</text:span></text:span><text:span text:style-name="T6">.</text:span></text:p>
      <text:p text:style-name="P9"><text:span text:style-name="Strong_20_Emphasis"><text:span text:style-name="T12">6</text:span></text:span><text:span text:style-name="T6">. Paste the </text:span><text:span text:style-name="Strong_20_Emphasis"><text:span text:style-name="T12">SHA-1 </text:span></text:span><text:span text:style-name="T6">key and your project’s </text:span><text:span text:style-name="Strong_20_Emphasis"><text:span text:style-name="T12">package name </text:span></text:span><text:span text:style-name="T6">separated by semicolon(</text:span><text:span text:style-name="Strong_20_Emphasis"><text:span text:style-name="T12">;</text:span></text:span><text:span text:style-name="T6">).</text:span></text:p>
      <text:p text:style-name="P9"><text:span text:style-name="Strong_20_Emphasis"><text:span text:style-name="T12">7</text:span></text:span><text:span text:style-name="T6">. Click on create. Now you should see the </text:span><text:span text:style-name="Strong_20_Emphasis"><text:span text:style-name="T12">API KEY </text:span></text:span><text:span text:style-name="T6">on the dashboard.</text:span></text:p>
      <text:p text:style-name="P6"><text:line-break/><text:line-break/><text:span text:style-name="Strong_20_Emphasis"><text:span text:style-name="T14">8</text:span></text:span><text:span text:style-name="Source_20_Text"><text:span text:style-name="T8">. Create a class named </text:span></text:span><text:span text:style-name="Source_20_Text"><text:span text:style-name="Strong_20_Emphasis"><text:span text:style-name="T13">Config.java </text:span></text:span></text:span><text:span text:style-name="Source_20_Text"><text:span text:style-name="T8">to keep our app configuration variables like </text:span></text:span><text:span text:style-name="Source_20_Text"><text:span text:style-name="Strong_20_Emphasis"><text:span text:style-name="T13">Google Developer Key </text:span></text:span></text:span><text:span text:style-name="Source_20_Text"><text:span text:style-name="T8">and </text:span></text:span><text:span text:style-name="Source_20_Text"><text:span text:style-name="Strong_20_Emphasis"><text:span text:style-name="T13">YouTube video id</text:span></text:span></text:span><text:span text:style-name="Source_20_Text"><text:span text:style-name="T8">.</text:span></text:span></text:p>
      <text:p text:style-name="P8"><text:span text:style-name="T7">In the below class, you need to replace the </text:span><text:span text:style-name="Strong_20_Emphasis"><text:span text:style-name="T12">DEVELOPER_KEY </text:span></text:span><text:span text:style-name="T7">with your own </text:span><text:span text:style-name="Strong_20_Emphasis"><text:span text:style-name="T12">API KEY </text:span></text:span><text:span text:style-name="T7">that we generated in the Google Developer Console.</text:span></text:p>
      <text:p text:style-name="P8"><text:span text:style-name="T7"/></text:p>
      <text:p text:style-name="P15"><text:s/><text:span text:style-name="T26">Config.java</text:span></text:p>
      <text:p text:style-name="P12"><text:span text:style-name="T27">package </text:span>info.androidhive.youtubeplayer<text:span text:style-name="T27">;</text:span></text:p>
      <text:p text:style-name="P11"><text:span text:style-name="T27"><text:s text:c="4"/></text:span><text:span text:style-name="T28">public class </text:span><text:span text:style-name="T25">Config {</text:span></text:p>
      <text:p text:style-name="P11"><text:s text:c="8"/><text:span text:style-name="T30">// Google Console APIs developer key</text:span></text:p>
      <text:p text:style-name="P13"><text:s text:c="8"/><text:span text:style-name="T25">// Replace this key with your's</text:span></text:p>
      <text:p text:style-name="P11"><text:span text:style-name="T29"><text:s text:c="8"/></text:span><text:span text:style-name="T28">public static final </text:span><text:span text:style-name="T25">String </text:span><text:span text:style-name="T32">DEVELOPER_KEY </text:span><text:span text:style-name="T25">= </text:span><text:span text:style-name="T33">"AIzaSyABYoczeHg4XABx_jMRfv-CqmA2YMsIY4A"</text:span><text:span text:style-name="T28">;</text:span></text:p>
      <text:p text:style-name="P11"><text:span text:style-name="T27"><text:s text:c="8"/></text:span><text:span text:style-name="T30">// YouTube video id</text:span></text:p>
      <text:p text:style-name="P11"><text:span text:style-name="T29"><text:s text:c="8"/></text:span><text:span text:style-name="T28">public static final </text:span><text:span text:style-name="T25">String </text:span><text:span text:style-name="T32">YOUTUBE_VIDEO_CODE </text:span><text:span text:style-name="T25">= </text:span><text:span text:style-name="T33">"_oEA18Y8gM0"</text:span><text:span text:style-name="T28">;</text:span></text:p>
      <text:p text:style-name="P10"><text:span text:style-name="T27"><text:s text:c="4"/></text:span><text:span text:style-name="T25">}</text:span></text:p>
      <text:p text:style-name="P7"/>
      <text:p text:style-name="P7">9. In XML add youtube player</text:p>
      <text:p text:style-name="P3"><text:span text:style-name="Source_20_Text"><text:span text:style-name="T17">&lt;</text:span></text:span><text:span text:style-name="Source_20_Text"><text:span text:style-name="T23">com.google.android.youtube.player.YouTubePlayerView</text:span></text:span></text:p>
      <text:p text:style-name="P4"><text:span text:style-name="Source_20_Text"><text:span text:style-name="T11">                </text:span></text:span><text:span text:style-name="Source_20_Text"><text:span text:style-name="T22">android:id</text:span></text:span><text:span text:style-name="Source_20_Text"><text:span text:style-name="T17">=</text:span></text:span><text:span text:style-name="Source_20_Text"><text:span text:style-name="T19">"@+id/youtube_view"</text:span></text:span></text:p>
      <text:p text:style-name="P4"><text:span text:style-name="Source_20_Text"><text:span text:style-name="T11">                </text:span></text:span><text:span text:style-name="Source_20_Text"><text:span text:style-name="T22">android:layout_width</text:span></text:span><text:span text:style-name="Source_20_Text"><text:span text:style-name="T17">=</text:span></text:span><text:span text:style-name="Source_20_Text"><text:span text:style-name="T19">"match_parent"</text:span></text:span></text:p>
      <text:p text:style-name="P4"><text:span text:style-name="Source_20_Text"><text:span text:style-name="T11">                </text:span></text:span><text:span text:style-name="Source_20_Text"><text:span text:style-name="T22">android:layout_height</text:span></text:span><text:span text:style-name="Source_20_Text"><text:span text:style-name="T17">=</text:span></text:span><text:span text:style-name="Source_20_Text"><text:span text:style-name="T19">"wrap_content"</text:span></text:span></text:p>
      <text:p text:style-name="P4"><text:span text:style-name="Source_20_Text"><text:span text:style-name="T11">                </text:span></text:span><text:span text:style-name="Source_20_Text"><text:span text:style-name="T22">android:layout_marginBottom</text:span></text:span><text:span text:style-name="Source_20_Text"><text:span text:style-name="T17">=</text:span></text:span><text:span text:style-name="Source_20_Text"><text:span text:style-name="T19">"30dp"</text:span></text:span><text:span text:style-name="T15"> </text:span><text:span text:style-name="Source_20_Text"><text:span text:style-name="T17">/&gt;</text:span></text:span></text:p>
      <text:p text:style-name="P4"><text:span text:style-name="Source_20_Text"><text:span text:style-name="T17"/></text:span></text:p>
      <text:p text:style-name="P4"><text:span text:style-name="Source_20_Text"><text:span text:style-name="T17"/></text:span></text:p>
      <text:p text:style-name="P4"><text:span text:style-name="Source_20_Text"><text:span text:style-name="T17"/></text:span></text:p>
      <text:p text:style-name="P4"><text:span text:style-name="Source_20_Text"><text:span text:style-name="T17"/></text:span></text:p>
      <text:p text:style-name="P4"><text:soft-page-break/><text:span text:style-name="Source_20_Text"><text:span text:style-name="T17"/></text:span></text:p>
      <text:p text:style-name="P4"><text:span text:style-name="Source_20_Text"><text:span text:style-name="T17"/></text:span></text:p>
      <text:p text:style-name="Standard"><text:span text:style-name="T34">10. Add below code to MainActivity</text:span><text:line-break/><text:span text:style-name="T24">MainActivity.java</text:span></text:p>
      <text:p text:style-name="P12"><text:span text:style-name="T27">package </text:span>info.androidhive.youtubeplayer<text:span text:style-name="T27">;</text:span></text:p>
      <text:p text:style-name="P14"><text:s/></text:p>
      <text:p text:style-name="P12"><text:span text:style-name="T27">import </text:span>android.content.Intent<text:span text:style-name="T27">;</text:span></text:p>
      <text:p text:style-name="P12"><text:span text:style-name="T27">import </text:span>android.os.Bundle<text:span text:style-name="T27">;</text:span></text:p>
      <text:p text:style-name="P12"><text:span text:style-name="T27">import </text:span>android.view.Window<text:span text:style-name="T27">;</text:span></text:p>
      <text:p text:style-name="P12"><text:span text:style-name="T27">import </text:span>android.view.WindowManager<text:span text:style-name="T27">;</text:span></text:p>
      <text:p text:style-name="P12"><text:span text:style-name="T27">import </text:span>android.widget.Toast<text:span text:style-name="T27">;</text:span></text:p>
      <text:p text:style-name="P14"><text:s/></text:p>
      <text:p text:style-name="P12"><text:span text:style-name="T27">import </text:span>com.google.android.youtube.player.YouTubeBaseActivity<text:span text:style-name="T27">;</text:span></text:p>
      <text:p text:style-name="P12"><text:span text:style-name="T27">import </text:span>com.google.android.youtube.player.YouTubeInitializationResult<text:span text:style-name="T27">;</text:span></text:p>
      <text:p text:style-name="P12"><text:span text:style-name="T27">import </text:span>com.google.android.youtube.player.YouTubePlayer<text:span text:style-name="T27">;</text:span></text:p>
      <text:p text:style-name="P12"><text:span text:style-name="T27">import </text:span>com.google.android.youtube.player.YouTubePlayer.PlayerStyle<text:span text:style-name="T27">;</text:span></text:p>
      <text:p text:style-name="P12"><text:span text:style-name="T27">import </text:span>com.google.android.youtube.player.YouTubePlayerView<text:span text:style-name="T27">;</text:span></text:p>
      <text:p text:style-name="P11"><text:span text:style-name="T27"><text:s text:c="4"/></text:span><text:span text:style-name="T28">public class </text:span><text:span text:style-name="T25">MainActivity </text:span><text:span text:style-name="T28">extends </text:span><text:span text:style-name="T25">YouTubeBaseActivity </text:span><text:span text:style-name="T28">implements</text:span></text:p>
      <text:p text:style-name="P11"><text:span text:style-name="T27"><text:s text:c="12"/></text:span><text:span text:style-name="T25">YouTubePlayer.OnInitializedListener {</text:span></text:p>
      <text:p text:style-name="P11"><text:s text:c="8"/><text:span text:style-name="T28">private static final int </text:span><text:span text:style-name="T32">RECOVERY_DIALOG_REQUEST </text:span><text:span text:style-name="T25">= </text:span><text:span text:style-name="T35">1</text:span><text:span text:style-name="T28">;</text:span></text:p>
      <text:p text:style-name="P11"><text:span text:style-name="T27"><text:s text:c="8"/></text:span><text:span text:style-name="T30">// YouTube player view</text:span></text:p>
      <text:p text:style-name="P11"><text:span text:style-name="T29"><text:s text:c="8"/></text:span><text:span text:style-name="T28">private </text:span><text:span text:style-name="T25">YouTubePlayerView </text:span><text:span text:style-name="T31">youTubeView</text:span><text:span text:style-name="T28">;</text:span></text:p>
      <text:p text:style-name="P11"><text:span text:style-name="T27"><text:s text:c="8"/></text:span><text:span text:style-name="T37">@Override</text:span></text:p>
      <text:p text:style-name="P11"><text:span text:style-name="T36"><text:s text:c="8"/></text:span><text:span text:style-name="T28">protected void </text:span><text:span text:style-name="T38">onCreate</text:span><text:span text:style-name="T25">(Bundle savedInstanceState) {</text:span></text:p>
      <text:p text:style-name="P11"><text:s text:c="12"/><text:span text:style-name="T28">super</text:span><text:span text:style-name="T25">.onCreate(savedInstanceState)</text:span><text:span text:style-name="T28">;</text:span></text:p>
      <text:p text:style-name="P11"><text:span text:style-name="T27"><text:s text:c="12"/></text:span><text:span text:style-name="T25">requestWindowFeature(Window.FEATURE_NO_TITLE)</text:span><text:span text:style-name="T28">;</text:span></text:p>
      <text:p text:style-name="P11"><text:span text:style-name="T27"><text:s text:c="12"/></text:span><text:span text:style-name="T25">getWindow().setFlags(WindowManager.LayoutParams.FLAG_FULLSCREEN</text:span><text:span text:style-name="T28">,</text:span></text:p>
      <text:p text:style-name="P11"><text:span text:style-name="T27"><text:s text:c="20"/></text:span><text:span text:style-name="T25">WindowManager.LayoutParams.FLAG_FULLSCREEN)</text:span><text:span text:style-name="T28">;</text:span></text:p>
      <text:p text:style-name="P11"><text:span text:style-name="T27"><text:s text:c="12"/></text:span><text:span text:style-name="T25">setContentView(R.layout.</text:span><text:span text:style-name="T32">activity_main</text:span><text:span text:style-name="T25">)</text:span><text:span text:style-name="T28">;</text:span></text:p>
      <text:p text:style-name="P11"><text:span text:style-name="T27"><text:s text:c="12"/></text:span><text:span text:style-name="T31">youTubeView </text:span><text:span text:style-name="T25">= (YouTubePlayerView) findViewById(R.id.youtube_view)</text:span><text:span text:style-name="T28">;</text:span></text:p>
      <text:p text:style-name="P11"><text:span text:style-name="T27"><text:s text:c="12"/></text:span><text:span text:style-name="T30">// Initializing video player with developer key</text:span></text:p>
      <text:p text:style-name="P11"><text:span text:style-name="T29"><text:s text:c="12"/></text:span><text:span text:style-name="T31">youTubeView</text:span><text:span text:style-name="T25">.initialize(Config.DEVELOPER_KEY</text:span><text:span text:style-name="T28">, this</text:span><text:span text:style-name="T25">)</text:span><text:span text:style-name="T28">;</text:span></text:p>
      <text:p text:style-name="P11"><text:span text:style-name="T27"><text:s text:c="8"/></text:span><text:span text:style-name="T25">}</text:span></text:p>
      <text:p text:style-name="P11"><text:s text:c="8"/><text:span text:style-name="T37">@Override</text:span></text:p>
      <text:p text:style-name="P11"><text:span text:style-name="T36"><text:s text:c="8"/></text:span><text:span text:style-name="T28">public void </text:span><text:span text:style-name="T38">onInitializationFailure</text:span><text:span text:style-name="T25">(YouTubePlayer.Provider provider</text:span><text:span text:style-name="T28">,</text:span></text:p>
      <text:p text:style-name="P11"><text:span text:style-name="T27"><text:s text:c="44"/></text:span><text:span text:style-name="T25">YouTubeInitializationResult errorReason) {</text:span></text:p>
      <text:p text:style-name="P11"><text:s text:c="12"/><text:span text:style-name="T28">if </text:span><text:span text:style-name="T25">(errorReason.isUserRecoverableError()) {</text:span></text:p>
      <text:p text:style-name="P11"><text:s text:c="16"/><text:span text:style-name="T25">errorReason.getErrorDialog(</text:span><text:span text:style-name="T28">this, </text:span><text:span text:style-name="T32">RECOVERY_DIALOG_REQUEST</text:span><text:span text:style-name="T25">).show()</text:span><text:span text:style-name="T28">;</text:span></text:p>
      <text:p text:style-name="P11"><text:span text:style-name="T27"><text:s text:c="12"/></text:span><text:span text:style-name="T25">} </text:span><text:span text:style-name="T28">else </text:span><text:span text:style-name="T25">{</text:span></text:p>
      <text:p text:style-name="P11"><text:s text:c="16"/><text:span text:style-name="T25">String errorMessage = String.format(</text:span></text:p>
      <text:p text:style-name="P11"><text:s text:c="24"/><text:span text:style-name="T25">getString(R.string.error_player)</text:span><text:span text:style-name="T28">, </text:span><text:span text:style-name="T25">errorReason.toString())</text:span><text:span text:style-name="T28">;</text:span></text:p>
      <text:p text:style-name="P11"><text:span text:style-name="T27"><text:s text:c="16"/></text:span><text:span text:style-name="T25">Toast.makeText(</text:span><text:span text:style-name="T28">this, </text:span><text:span text:style-name="T25">errorMessage</text:span><text:span text:style-name="T28">, </text:span><text:span text:style-name="T25">Toast.LENGTH_LONG).show()</text:span><text:span text:style-name="T28">;</text:span></text:p>
      <text:p text:style-name="P11"><text:span text:style-name="T27"><text:s text:c="12"/></text:span><text:span text:style-name="T25">}</text:span></text:p>
      <text:p text:style-name="P11"><text:s text:c="8"/><text:span text:style-name="T25">}</text:span></text:p>
      <text:p text:style-name="P11"><text:s text:c="8"/><text:span text:style-name="T37">@Override</text:span></text:p>
      <text:p text:style-name="P11"><text:span text:style-name="T36"><text:s text:c="8"/></text:span><text:span text:style-name="T28">public void </text:span><text:span text:style-name="T38">onInitializationSuccess</text:span><text:span text:style-name="T25">(YouTubePlayer.Provider provider</text:span><text:span text:style-name="T28">,</text:span></text:p>
      <text:p text:style-name="P11"><text:soft-page-break/><text:span text:style-name="T27"><text:s text:c="44"/></text:span><text:span text:style-name="T25">YouTubePlayer player</text:span><text:span text:style-name="T28">, boolean </text:span><text:span text:style-name="T25">wasRestored) {</text:span></text:p>
      <text:p text:style-name="P11"><text:s text:c="12"/><text:span text:style-name="T28">if </text:span><text:span text:style-name="T25">(!wasRestored) {</text:span></text:p>
      <text:p text:style-name="P11"><text:s text:c="16"/><text:span text:style-name="T30">// loadVideo() will auto play video</text:span></text:p>
      <text:p text:style-name="P13"><text:s text:c="16"/><text:span text:style-name="T25">// Use cueVideo() method, if you don't want to play it automatically</text:span></text:p>
      <text:p text:style-name="P11"><text:span text:style-name="T29"><text:s text:c="16"/></text:span><text:span text:style-name="T25">player.loadVideo(Config.YOUTUBE_VIDEO_CODE)</text:span><text:span text:style-name="T28">;</text:span></text:p>
      <text:p text:style-name="P11"><text:span text:style-name="T27"><text:s text:c="16"/></text:span><text:span text:style-name="T30">// Hiding player controls</text:span></text:p>
      <text:p text:style-name="P11"><text:span text:style-name="T29"><text:s text:c="16"/></text:span><text:span text:style-name="T25">player.setPlayerStyle(PlayerStyle.CHROMELESS)</text:span><text:span text:style-name="T28">;</text:span></text:p>
      <text:p text:style-name="P11"><text:span text:style-name="T27"><text:s text:c="12"/></text:span><text:span text:style-name="T25">}</text:span></text:p>
      <text:p text:style-name="P11"><text:s text:c="8"/><text:span text:style-name="T25">}</text:span></text:p>
      <text:p text:style-name="P11"><text:s text:c="8"/><text:span text:style-name="T37">@Override</text:span></text:p>
      <text:p text:style-name="P11"><text:span text:style-name="T36"><text:s text:c="8"/></text:span><text:span text:style-name="T28">protected void </text:span><text:span text:style-name="T38">onActivityResult</text:span><text:span text:style-name="T25">(</text:span><text:span text:style-name="T28">int </text:span><text:span text:style-name="T25">requestCode</text:span><text:span text:style-name="T28">, int </text:span><text:span text:style-name="T25">resultCode</text:span><text:span text:style-name="T28">, </text:span><text:span text:style-name="T25">Intent data) {</text:span></text:p>
      <text:p text:style-name="P11"><text:s text:c="12"/><text:span text:style-name="T28">if </text:span><text:span text:style-name="T25">(requestCode == </text:span><text:span text:style-name="T32">RECOVERY_DIALOG_REQUEST</text:span><text:span text:style-name="T25">) {</text:span></text:p>
      <text:p text:style-name="P11"><text:s text:c="16"/><text:span text:style-name="T30">// Retry initialization if user performed a recovery action</text:span></text:p>
      <text:p text:style-name="P11"><text:span text:style-name="T29"><text:s text:c="16"/></text:span><text:span text:style-name="T25">getYouTubePlayerProvider().initialize(Config.DEVELOPER_KEY</text:span><text:span text:style-name="T28">, this</text:span><text:span text:style-name="T25">)</text:span><text:span text:style-name="T28">;</text:span></text:p>
      <text:p text:style-name="P11"><text:span text:style-name="T27"><text:s text:c="12"/></text:span><text:span text:style-name="T25">}</text:span></text:p>
      <text:p text:style-name="P11"><text:s text:c="8"/><text:span text:style-name="T25">}</text:span></text:p>
      <text:p text:style-name="P11"><text:s text:c="8"/><text:span text:style-name="T28">private </text:span><text:span text:style-name="T25">YouTubePlayer.Provider </text:span><text:span text:style-name="T38">getYouTubePlayerProvider</text:span><text:span text:style-name="T25">() {</text:span></text:p>
      <text:p text:style-name="P11"><text:s text:c="12"/><text:span text:style-name="T28">return </text:span><text:span text:style-name="T25">(YouTubePlayerView) findViewById(R.id.youtube_view)</text:span><text:span text:style-name="T28">;</text:span></text:p>
      <text:p text:style-name="P11"><text:span text:style-name="T27"><text:s text:c="8"/></text:span><text:span text:style-name="T25">}</text:span></text:p>
      <text:p text:style-name="P10"><text:s text:c="4"/><text:span text:style-name="T25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DejaVu Sans Mono" svg:font-family="'DejaVu Sans Mono'"/>
    <style:font-face style:name="Open Sans" svg:font-family="'Open Sans'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4:33:13.141775742</meta:creation-date>
    <dc:date>2018-12-12T14:44:51.213623304</dc:date>
    <meta:editing-duration>PT11M3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90" meta:word-count="409" meta:character-count="4689" meta:non-whitespace-character-count="3622"/>
  </office:meta>
</office:document-meta>
</file>